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8000000774459DB5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797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color="#ffffff" fo:font-size="20pt" style:font-size-asian="20pt" style:font-size-complex="20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color="#ffffff"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0.797cm" svg:x="1.4cm" svg:y="0.782cm" presentation:class="title" presentation:user-transformed="true">
          <draw:text-box>
            <text:p><text:span text:style-name="T1">Generating a sound</text:span></text:p>
          </draw:text-box>
        </draw:frame>
        <draw:frame presentation:style-name="pr2" draw:text-style-name="P2" draw:layer="layout" svg:width="25.199cm" svg:height="16.764cm" svg:x="1.4cm" svg:y="2.794cm" presentation:class="outline" presentation:user-transformed="true">
          <draw:text-box>
            <text:list text:style-name="L2">
              <text:list-header>
                <text:p><text:span text:style-name="T2">On this chapter we’ll learn a bit more about how to use </text:span><text:span text:style-name="T3">chord</text:span><text:span text:style-name="T2"> and </text:span><text:span text:style-name="T3">scale</text:span><text:span text:style-name="T2">, </text:span><text:span text:style-name="T3">iterate through lists</text:span><text:span text:style-name="T2"> and use </text:span><text:span text:style-name="T3">variables</text:span><text:span text:style-name="T2">.</text:span></text:p>
              </text:list-header>
              <text:list-item>
                <text:p><text:span text:style-name="T2">Cord: The chord function gives you the notes of a certain chord. For example</text:span><text:span text:style-name="T2">:</text:span></text:p>
                <text:list>
                  <text:list-item>
                    <text:p><text:span text:style-name="T2">play (chord :c, :major).choose </text:span></text:p>
                  </text:list-item>
                  <text:list-item>
                    <text:p><text:span text:style-name="T2"># plays a random note of the C major chord (:c, :g r :f)</text:span></text:p>
                  </text:list-item>
                </text:list>
              </text:list-item>
              <text:list-item>
                <text:p><text:span text:style-name="T2">Scale: Scale function returns all the notes in a scale, not just the ones in a chord. For example:</text:span></text:p>
                <text:list>
                  <text:list-item>
                    <text:p><text:span text:style-name="T2">play (scale :c, :major).choose </text:span></text:p>
                  </text:list-item>
                  <text:list-item>
                    <text:p><text:span text:style-name="T2"># plays a random note of the C major scale (:c, :d, :e, :f, :g, :a or :b)</text:span></text:p>
                  </text:list-item>
                </text:list>
              </text:list-item>
              <text:list-item>
                <text:p><text:span text:style-name="T2">Choose: Choose function gets a random element from a list. To go through the values in a more structured manner, another function called tick is used. For example:</text:span></text:p>
                <text:list>
                  <text:list-item>
                    <text:p><text:span text:style-name="T2">live_loop :arp do</text:span></text:p>
                  </text:list-item>
                  <text:list-item>
                    <text:p><text:span text:style-name="T2"><text:s text:c="2"/></text:span><text:span text:style-name="T2">play (scale :e3, :minor_pentatonic).tick, release: 0.1</text:span></text:p>
                  </text:list-item>
                  <text:list-item>
                    <text:p><text:span text:style-name="T2"><text:s text:c="2"/></text:span><text:span text:style-name="T2">sleep 0.125</text:span></text:p>
                  </text:list-item>
                  <text:list-item>
                    <text:p><text:span text:style-name="T2">End</text:span></text:p>
                    <text:p><text:span text:style-name="T2">N/B: In this example, we are just grabbing the scale E3 minor pentatonic and ticking through each element by adding a </text:span><text:span text:style-name="T4">.tick</text:span><text:span text:style-name="T2"> to the end of the scale declar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This tick is local to the live loop, so each live loop can have its own independent tick. For example:</text:span></text:p>
                <text:p text:style-name="P2"><text:span text:style-name="T2"/></text:p>
                <text:list>
                  <text:list-item>
                    <text:p text:style-name="P2"><text:span text:style-name="T2">live_loop :arp do</text:span></text:p>
                  </text:list-item>
                  <text:list-item>
                    <text:p text:style-name="P2"><text:span text:style-name="T2"><text:s text:c="2"/></text:span><text:span text:style-name="T2">play (scale :e3, :minor_pentatonic).tick, release: 0.1</text:span></text:p>
                  </text:list-item>
                  <text:list-item>
                    <text:p text:style-name="P2"><text:span text:style-name="T2"><text:s text:c="2"/></text:span><text:span text:style-name="T2">sleep 0.125</text:span></text:p>
                  </text:list-item>
                  <text:list-item>
                    <text:p text:style-name="P2"><text:span text:style-name="T2">end</text:span></text:p>
                  </text:list-item>
                  <text:list-item>
                    <text:p text:style-name="P2"><text:span text:style-name="T2">live_loop :arp2 do</text:span></text:p>
                  </text:list-item>
                  <text:list-item>
                    <text:p text:style-name="P2"><text:span text:style-name="T2"><text:s text:c="2"/></text:span><text:span text:style-name="T2">use_synth :dsaw</text:span></text:p>
                  </text:list-item>
                  <text:list-item>
                    <text:p text:style-name="P2"><text:span text:style-name="T2"><text:s text:c="2"/></text:span><text:span text:style-name="T2">play (scale :e2, :minor_pentatonic, num_octaves: 3).tick, release: 0.25</text:span></text:p>
                  </text:list-item>
                  <text:list-item>
                    <text:p text:style-name="P2"><text:span text:style-name="T2"><text:s text:c="2"/></text:span><text:span text:style-name="T2">sleep 0.25</text:span></text:p>
                  </text:list-item>
                  <text:list-item>
                    <text:p text:style-name="P2"><text:span text:style-name="T2">end </text:span></text:p>
                    <text:p text:style-name="P2"><text:span text:style-name="T2"/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0.797cm" svg:x="1.401cm" svg:y="0.783cm" presentation:class="title" presentation:user-transformed="true">
          <draw:text-box>
            <text:p><text:span text:style-name="T1">Tick func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2" draw:layer="layout" svg:width="27.178cm" svg:height="17.78cm" svg:x="0.508cm" svg:y="2.54cm" presentation:class="outline" presentation:user-transformed="true">
          <draw:text-box>
            <text:list text:style-name="L2">
              <text:list-item>
                <text:p text:style-name="P2"><text:span text:style-name="T2">A ring is a special list that starts over when you get to the end. scale and chord both return a ring. </text:span></text:p>
              </text:list-item>
              <text:list-item>
                <text:p text:style-name="P2"><text:span text:style-name="T2">Sometimes one needs to create a list and turn it into a ring by calling </text:span><text:span text:style-name="T4">.ring</text:span><text:span text:style-name="T2"> or using the ring creator. Ticking through an ordinary list also stops at the end of the last note and this is why rings are useful.</text:span></text:p>
                <text:p text:style-name="P2"><text:span text:style-name="T2">See the two examples below:</text:span></text:p>
                <text:list>
                  <text:list-header>
                    <text:p text:style-name="P2"><text:span text:style-name="T2">puts [1, 2, 3, 4].ring #=&gt; (ring 1, 2, 3, 4)</text:span></text:p>
                    <text:p text:style-name="P2"><text:span text:style-name="T2">puts (ring 1, 2, 3, 4) #=&gt; (ring 2, 2, 3, 4)</text:span></text:p>
                  </text:list-header>
                </text:list>
                <text:p text:style-name="P2"><text:span text:style-name="T5">Ring applied:</text:span></text:p>
                <text:list>
                  <text:list-item>
                    <text:p text:style-name="P2"><text:span text:style-name="T2">live_loop :arp do</text:span></text:p>
                  </text:list-item>
                  <text:list-item>
                    <text:p text:style-name="P2"><text:span text:style-name="T2"><text:s text:c="2"/></text:span><text:span text:style-name="T2">play [:c, :e, :d, :f].ring.tick, release: 0.1</text:span></text:p>
                  </text:list-item>
                  <text:list-item>
                    <text:p text:style-name="P2"><text:span text:style-name="T2"><text:s text:c="2"/></text:span><text:span text:style-name="T2">sleep 0.125</text:span></text:p>
                  </text:list-item>
                  <text:list-item>
                    <text:p text:style-name="P2"><text:span text:style-name="T2">End</text:span></text:p>
                  </text:list-item>
                </text:list>
                <text:p text:style-name="P2"><text:span text:style-name="T2">The example below is a bit more complex. It has a list or chords that are turned into a ring and ticked through.</text:span></text:p>
                <text:list>
                  <text:list-item>
                    <text:p text:style-name="P2"><text:span text:style-name="T2">live_loop :keys do</text:span></text:p>
                  </text:list-item>
                  <text:list-item>
                    <text:p text:style-name="P2"><text:span text:style-name="T2"><text:s text:c="2"/></text:span><text:span text:style-name="T2">use_synth :blade</text:span></text:p>
                  </text:list-item>
                  <text:list-item>
                    <text:p text:style-name="P2"><text:span text:style-name="T2"><text:s text:c="2"/></text:span><text:span text:style-name="T2">play [(chord :Ab, :major7), (chord :Db, :major7), (chord :Bb, :minor7), (chord :Eb, '7')].ring.tick, attack: 0.1, release: 1</text:span></text:p>
                  </text:list-item>
                  <text:list-item>
                    <text:p text:style-name="P2"><text:span text:style-name="T2"><text:s text:c="2"/></text:span><text:span text:style-name="T2">sleep 1</text:span></text:p>
                  </text:list-item>
                  <text:list-item>
                    <text:p text:style-name="P2"><text:span text:style-name="T2">end</text:span>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25.199cm" svg:height="0.797cm" svg:x="1.402cm" svg:y="0.784cm" presentation:class="title" presentation:user-transformed="true">
          <draw:text-box>
            <text:p><text:span text:style-name="T1">Ring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2.179cm" svg:x="1.4cm" svg:y="4.914cm" presentation:class="outline" presentation:placeholder="true">
          <draw:text-box/>
        </draw:frame>
        <draw:frame presentation:style-name="pr1" draw:text-style-name="P1" draw:layer="layout" svg:width="25.199cm" svg:height="0.797cm" svg:x="1.403cm" svg:y="0.785cm" presentation:class="title" presentation:user-transformed="true">
          <draw:text-box>
            <text:p><text:span text:style-name="T1">Variab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C8000000774459DB5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8:50:29.432320089</meta:creation-date>
    <meta:generator>LibreOffice/4.4.6.3$Linux_X86_64 LibreOffice_project/40m0$Build-3</meta:generator>
    <dc:date>2017-04-05T17:09:33.675578882</dc:date>
    <meta:editing-duration>PT15H27M26S</meta:editing-duration>
    <meta:editing-cycles>100</meta:editing-cycles>
    <meta:document-statistic meta:object-count="37"/>
  </office:meta>
</office:document-meta>
</file>